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493E98A4FD4C772E.jpg" manifest:media-type="image/jpeg"/>
  <manifest:file-entry manifest:full-path="Pictures/1000000000000600000003606B332E6CEF1541E5.bmp" manifest:media-type="image/bmp"/>
  <manifest:file-entry manifest:full-path="Pictures/100000000000042200000253E839E99E52AAE337.jpg" manifest:media-type="image/jpeg"/>
  <manifest:file-entry manifest:full-path="Pictures/1000000000000422000002535E7DA274AA2D1246.jpg" manifest:media-type="image/jpeg"/>
  <manifest:file-entry manifest:full-path="Pictures/100000000000042200000253FEDA8D5FB76346DE.jpg" manifest:media-type="image/jpeg"/>
  <manifest:file-entry manifest:full-path="Pictures/10000000000004EC0000031A29820AA52E9CFEAF.jpg" manifest:media-type="image/jpeg"/>
  <manifest:file-entry manifest:full-path="Pictures/100000000000042200000253625DB861579674E2.jpg" manifest:media-type="image/jpeg"/>
  <manifest:file-entry manifest:full-path="Pictures/100000000000042200000253CC696561CF0D3DF0.jpg" manifest:media-type="image/jpeg"/>
  <manifest:file-entry manifest:full-path="Pictures/100000000000042200000253615D7A15F8A94848.jpg" manifest:media-type="image/jpeg"/>
  <manifest:file-entry manifest:full-path="Pictures/1000000000000422000002531F8414018D3B37E9.jpg" manifest:media-type="image/jpeg"/>
  <manifest:file-entry manifest:full-path="Pictures/1000000000000422000002535BDE5C79AD2C1CBF.jpg" manifest:media-type="image/jpeg"/>
  <manifest:file-entry manifest:full-path="Pictures/100000000000042200000253AA52B363EB8E5DD5.jpg" manifest:media-type="image/jpeg"/>
  <manifest:file-entry manifest:full-path="Pictures/100000000000042200000253BA6BD90F2AB2325C.jpg" manifest:media-type="image/jpeg"/>
  <manifest:file-entry manifest:full-path="Pictures/10000000000004220000025368AAFF3F899BA7CA.jpg" manifest:media-type="image/jpeg"/>
  <manifest:file-entry manifest:full-path="Pictures/1000000000000422000002532184BB16304CC603.jpg" manifest:media-type="image/jpeg"/>
  <manifest:file-entry manifest:full-path="Pictures/100000000000042200000253CF89AF3B872A8782.jpg" manifest:media-type="image/jpeg"/>
  <manifest:file-entry manifest:full-path="Pictures/1000000000000422000002536489E102DD82D4A5.jpg" manifest:media-type="image/jpeg"/>
  <manifest:file-entry manifest:full-path="Pictures/1000000000000422000002539ADE0318451273FF.jpg" manifest:media-type="image/jpeg"/>
  <manifest:file-entry manifest:full-path="Pictures/100000000000042200000253A1373F284EC3338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transition-type="automatic" presentation:duration="PT5S"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15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12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10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5.745cm" svg:x="0.004cm" svg:y="0cm">
          <draw:image xlink:href="Pictures/100000000000042200000253625DB861579674E2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2" draw:master-page-name="Default">
        <draw:frame draw:style-name="gr1" draw:text-style-name="P1" draw:layer="layout" svg:width="27.999cm" svg:height="15.745cm" svg:x="0.004cm" svg:y="0cm">
          <draw:image xlink:href="Pictures/100000000000042200000253CC696561CF0D3DF0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1" draw:text-style-name="P1" draw:layer="layout" svg:width="27.999cm" svg:height="15.745cm" svg:x="0.004cm" svg:y="0cm">
          <draw:image xlink:href="Pictures/100000000000042200000253493E98A4FD4C772E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2" draw:master-page-name="Default">
        <draw:frame draw:style-name="gr1" draw:text-style-name="P1" draw:layer="layout" svg:width="27.999cm" svg:height="15.745cm" svg:x="0.004cm" svg:y="0cm">
          <draw:image xlink:href="Pictures/1000000000000422000002531F8414018D3B37E9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>
        <draw:frame draw:style-name="gr1" draw:text-style-name="P1" draw:layer="layout" svg:width="27.999cm" svg:height="15.745cm" svg:x="0.004cm" svg:y="0cm">
          <draw:image xlink:href="Pictures/1000000000000422000002535BDE5C79AD2C1CBF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>
        <draw:frame draw:style-name="gr1" draw:text-style-name="P1" draw:layer="layout" svg:width="27.999cm" svg:height="15.745cm" svg:x="0.004cm" svg:y="0cm">
          <draw:image xlink:href="Pictures/100000000000042200000253E839E99E52AAE337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Default">
        <draw:frame draw:style-name="gr1" draw:text-style-name="P1" draw:layer="layout" svg:width="27.999cm" svg:height="15.745cm" svg:x="0.004cm" svg:y="0cm">
          <draw:image xlink:href="Pictures/100000000000042200000253615D7A15F8A94848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Default">
        <draw:frame draw:style-name="gr1" draw:text-style-name="P1" draw:layer="layout" svg:width="27.999cm" svg:height="15.745cm" svg:x="0.004cm" svg:y="0cm">
          <draw:image xlink:href="Pictures/100000000000042200000253AA52B363EB8E5DD5.jpg" xlink:type="simple" xlink:show="embed" xlink:actuate="onLoad" loext:mime-type="image/jpeg">
            <text:p/>
          </draw:image>
        </draw:frame>
        <draw:frame draw:style-name="gr1" draw:text-style-name="P1" draw:layer="layout" svg:width="27.999cm" svg:height="15.745cm" svg:x="0.004cm" svg:y="0cm">
          <draw:image xlink:href="Pictures/100000000000042200000253BA6BD90F2AB2325C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2" draw:master-page-name="Default">
        <draw:frame draw:style-name="gr1" draw:text-style-name="P1" draw:layer="layout" svg:width="27.999cm" svg:height="15.745cm" svg:x="0.004cm" svg:y="0cm">
          <draw:image xlink:href="Pictures/10000000000004220000025368AAFF3F899BA7CA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>
        <draw:frame draw:style-name="gr1" draw:text-style-name="P1" draw:layer="layout" svg:width="27.999cm" svg:height="15.745cm" svg:x="0.004cm" svg:y="0cm">
          <draw:image xlink:href="Pictures/1000000000000422000002532184BB16304CC603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Default">
        <draw:frame draw:style-name="gr1" draw:text-style-name="P1" draw:layer="layout" svg:width="27.999cm" svg:height="15.745cm" svg:x="0.004cm" svg:y="0cm">
          <draw:image xlink:href="Pictures/100000000000042200000253CF89AF3B872A8782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6" draw:master-page-name="Default">
        <draw:frame draw:style-name="gr1" draw:text-style-name="P1" draw:layer="layout" svg:width="27.999cm" svg:height="15.745cm" svg:x="0.004cm" svg:y="0cm">
          <draw:image xlink:href="Pictures/1000000000000422000002536489E102DD82D4A5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>
        <draw:frame draw:style-name="gr1" draw:text-style-name="P1" draw:layer="layout" svg:width="27.999cm" svg:height="15.745cm" svg:x="0.004cm" svg:y="0cm">
          <draw:image xlink:href="Pictures/100000000000042200000253FEDA8D5FB76346DE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2" draw:master-page-name="Default">
        <draw:frame draw:style-name="gr1" draw:text-style-name="P1" draw:layer="layout" svg:width="27.999cm" svg:height="15.745cm" svg:x="0.004cm" svg:y="0cm">
          <draw:image xlink:href="Pictures/1000000000000422000002539ADE0318451273FF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>
        <draw:frame draw:style-name="gr1" draw:text-style-name="P1" draw:layer="layout" svg:width="27.999cm" svg:height="15.745cm" svg:x="0.004cm" svg:y="0cm">
          <draw:image xlink:href="Pictures/100000000000042200000253A1373F284EC3338F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6" draw:master-page-name="Default">
        <draw:frame draw:style-name="gr1" draw:text-style-name="P1" draw:layer="layout" svg:width="27.999cm" svg:height="15.745cm" svg:x="0.004cm" svg:y="0cm">
          <draw:image xlink:href="Pictures/1000000000000422000002535E7DA274AA2D1246.jpg" xlink:type="simple" xlink:show="embed" xlink:actuate="onLoad" loext:mime-type="image/jpeg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29820AA52E9CFEAF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25:17.629000000</meta:creation-date>
    <dc:title>Pentecost</dc:title>
    <meta:editing-duration>PT9M59S</meta:editing-duration>
    <meta:editing-cycles>3</meta:editing-cycles>
    <meta:generator>LibreOffice/6.1.3.2$Windows_X86_64 LibreOffice_project/86daf60bf00efa86ad547e59e09d6bb77c699acb</meta:generator>
    <dc:date>2019-01-19T11:35:16.574000000</dc:date>
    <meta:document-statistic meta:object-count="71"/>
  </office:meta>
</office:document-meta>
</file>